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style:style>
    <style:style style:name="P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bold"/>
    </style:style>
    <style:style style:name="P9" style:family="paragraph" style:parent-style-name="Standard">
      <style:paragraph-properties fo:margin-left="0cm" fo:margin-right="0cm" fo:text-align="justify" style:justify-single-word="false" fo:orphans="2" fo:widows="2" fo:text-indent="0cm" style:auto-text-indent="false"/>
    </style:style>
    <style:style style:name="T1" style:family="text">
      <style:text-properties fo:font-variant="normal" fo:text-transform="none" fo:letter-spacing="normal" fo:font-style="normal" fo:font-weight="bold" style:font-weight-asian="bold" style:font-weight-complex="bold"/>
    </style:style>
    <style:style style:name="T2"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MONDE D'ARLENOR : DEFINITION DU JDR</text:p>
      <text:p text:style-name="P4"/>
      <text:p text:style-name="P2"><text:tab/>Le jeu de rôle appelé aussi JDR est un jeu de simulation qui permet à chaque participant d'incarner un personnage de son invention et de le faire évoluer dans un univers imaginaire.</text:p>
      <text:p text:style-name="P2"/>
      <text:p text:style-name="P2"><text:tab/>Un Maitre du Jeu, appelé aussi MJ, va ainsi raconter une histoire, décrire l'environnement à travers les sens des personnages joueurs, et donner vie à des personnages non joueurs. Il a le rôle de narrateur.</text:p>
      <text:p text:style-name="P2"><text:tab/>Les joueurs eux, sont des acteurs. Ils vont vire l'histoire et l'influencer à travers leur personnage, leurs actions, leurs paroles, et leur présence. Ils ont un libre arbitre que le Maitre du Jeu va essayer de contrôler.</text:p>
      <text:p text:style-name="P2"/>
      <text:p text:style-name="P2"><text:tab/>Pour jouer au Monde d'Arlénor, il faut que les joueurs aient à leur disposition : une fiche de personnage complétée, un moyen de lancer des dés... Le tout pouvant s'accompagner de pizzas et de boissons !</text:p>
      <text:p text:style-name="P2"><text:tab/>Dans la campagne du Monde d'Arlénor, les scénarios ont une durée entre 4h et 8h de jeu. Il est possible de les séparer en plusieurs parties selon les disponibilités de chacun, et peuvent se jouer autour d'une table qu'en ligne.</text:p>
      <text:p text:style-name="P2"><text:tab/></text:p>
      <text:p text:style-name="P2"><text:tab/>Dans les vidéos suivantes, nous allons créer votre personnage !</text:p>
      <text:p text:style-name="P2"/>
      <text:p text:style-name="P2"/>
      <text:p text:style-name="P3">LE MONDE D'ARLENOR : LES PERSONNAGES ET LEUR IDENTITE</text:p>
      <text:p text:style-name="P2"/>
      <text:p text:style-name="P2"><text:tab/>Un personnage possède des caractéristiques, des compétences et surtout une identité</text:p>
      <text:p text:style-name="P2"/>
      <text:p text:style-name="P2"><text:tab/>Commencez donc par imaginer le personnage que vous souhaiteriez jouer. Est-il grand ou petit ? Est-il un homme ou une femme ? Quel caractère a-t-il ? Sait-il se battre ? Est-il capable de faire pousser des arbres ou plutôt de brûler des villages ? Apporte-t-il joie et bonheur ou destruction et tyrannie ? Tout cela c’est au joueur de le décider en imaginant son personnage.</text:p>
      <text:p text:style-name="P2"/>
      <text:p text:style-name="P2"><text:tab/>Pour bien définir l'identité d'un personnage il faut réfléchir à :</text:p>
      <text:p text:style-name="P2"><text:tab/>- son nom (nom usuel, ou prénom avec nom de famille)</text:p>
      <text:p text:style-name="P2"><text:tab/>- son age (dans la campagne d'Arlénor, l'age doit être compris entre 20 et 25 ans)</text:p>
      <text:p text:style-name="P2"><text:tab/>- ses convictions, sa personnalité, son passé (dans la campagne d'Arlénor, les personnages doivent forcément être des enfants adoptés ou seuls)</text:p>
      <text:p text:style-name="P2"><text:tab/>- et pour finir, la race.</text:p>
      <text:p text:style-name="P2"/>
      <text:p text:style-name="P2"><text:tab/>Selon la race, le personnage obtiendra des points supplémentaires dans certaines compétences. La race détermine aussi les points d’Énergie Vitale qu'aura le personnage ainsi que sa place sociale dans le Monde d'Arlénor.</text:p>
      <text:p text:style-name="P1"><text:tab/>Il existe 6 races jouables dans le Monde d'Arlénor. Leur origine et leur histoire sont décrites en détails dans le Livret de l'Univers. Ici on va parler de leur influence sur les caractéristiques, les compétences et rapidement le côté social :</text:p>
      <text:p text:style-name="P1"/>
      <text:p text:style-name="P1">En premier il y a les humains, la race la plus simple à jouer :</text:p>
      <text:p text:style-name="P1">- Energie vitale à 6</text:p>
      <text:p text:style-name="P1">- Athlétisme à 1</text:p>
      <text:p text:style-name="P1"/>
      <text:p text:style-name="P1">Ensuite il y a les elfes :</text:p>
      <text:p text:style-name="P1">- Energie vitale à 8</text:p>
      <text:p text:style-name="P1">- Et une addiction au choix : (dépense d'énergie vitale ou diversité des cristaux)</text:p>
      <text:p text:style-name="P1"><text:soft-page-break/></text:p>
      <text:p text:style-name="P1">Troisièmement, les nains :</text:p>
      <text:p text:style-name="P1">- Energie vitale à 8</text:p>
      <text:p text:style-name="P1">- Animaux et Combat à 1</text:p>
      <text:p text:style-name="P1">- Une immunité au choix : (maladie ou froid)</text:p>
      <text:p text:style-name="P1">- Besoin du chasseur : tuer une proie et manger 1 kilo de viande crue par jour</text:p>
      <text:p text:style-name="P1"/>
      <text:p text:style-name="P1">Il y a aussi les mutants, plus difficiles à gérer :</text:p>
      <text:p text:style-name="P1">- Energie vitale à 8</text:p>
      <text:p text:style-name="P1">- Furtivité et Manipulation à 1</text:p>
      <text:p text:style-name="P1">- Partie animale au choix (agissant sur l'apparence physique et le comportement du personnage)</text:p>
      <text:p text:style-name="P1"/>
      <text:p text:style-name="P1">Dans les races encore plus difficiles mais plus intéressantes à jouer, il y a les pans :</text:p>
      <text:p text:style-name="P1">- Energie vitale à 12</text:p>
      <text:p text:style-name="P1">- Intuition et Médecine à 1</text:p>
      <text:p text:style-name="P1">- Manipulation de l'énergie vitale</text:p>
      <text:p text:style-name="P1">- Et au choix : Technophobie ou agoraphobie</text:p>
      <text:p text:style-name="P1"/>
      <text:p text:style-name="P1">Pour finir, les arléniens :</text:p>
      <text:p text:style-name="P1">- Energie vitale à 10</text:p>
      <text:p text:style-name="P1">- Combat, Intuition et Survie à 1</text:p>
      <text:p text:style-name="P1">- Et une gestion particulière des cristaux via tatouages</text:p>
      <text:p text:style-name="P2"/>
      <text:p text:style-name="P2"/>
      <text:p text:style-name="P8"><text:span text:style-name="T2"><text:tab/>LE MONDE D'ARLENOR : LES PERSONNAGES ET LEURS STATS</text:span></text:p>
      <text:p text:style-name="P2"/>
      <text:p text:style-name="P2"><text:tab/>Lors de la création du personnage, on va s'intéresser d'abord à ses caractéristiques. Ce sont des valeurs qui définissent la capacité physique, mentale, et même magique, du personnage. Donc la première question sera : comment va être le personnage ? Costaud ? Agile ? Réfléchi ? Puissant ? Il y a 5 caractéristiques représentant ces adjectifs : la Force, l'Habileté, l'Intellect, la Présence, et le Pouvoir.</text:p>
      <text:p text:style-name="P2"><text:tab/>De base, les personnages ont 1 point et peuvent aller jusqu'à 5 selon l'échelle suivante : Faible, Intermédiaire, Fort, Expert, Divin. Lors de la création, 8 points sont à repartir en plus de ceux de base. </text:p>
      <text:p text:style-name="P2"><text:tab/>Les points de Vie et les points d'Initiative découlent directement des caractéristiques. Les points de Vie sont égaux à 3 fois la Vigueur. Et les points d'Initiative sont égaux à l'Habileté plus l'Intellect.</text:p>
      <text:p text:style-name="P2"/>
      <text:p text:style-name="P2"><text:tab/>Ensuite, viennent les compétences. Elles définissent ce qu'ont appris leur personnage au cours de sa vie. Les domaines dans lesquels il est doué, intéressé ou ignorant...</text:p>
      <text:p text:style-name="P2"><text:tab/>Les compétences vont de 0 à 10, en sachant qu'une compétence à 0 donne un malus à son jet de compétence (nous verront cela dans une prochaine vidéo). A côté de ça, un personnage peut avoir une spécialisation dans une compétence qui lui donnera un bonus à son jet : par exemple, une spécialité Épée pour la compétence Combat, ou Théologie dans la compétence Savoir.</text:p>
      <text:p text:style-name="P2"><text:tab/>Les listes de spécialités sont visibles dans le Manuel du Joueur. Pour les compétences liés aux cristaux, une spécialité est liée à un pouvoir, un cristal en particulier.</text:p>
      <text:p text:style-name="P2"><text:tab/>Lors de la création, 50 points sont à répartir dans toutes les compétences, y compris celle des cristaux. L'augmentation d'une compétence coûte 1 point, l'ajout d'une spécialisation coûte 2 points.</text:p>
      <text:p text:style-name="P2"/>
      <text:p text:style-name="P2"/>
      <text:p text:style-name="P9"><text:span text:style-name="T1"><text:tab/></text:span></text:p>
      <text:p text:style-name="P2"/>
      <text:p text:style-name="P3"><text:soft-page-break/>LE MONDE D'ARLENOR : LES PERSONNAGES, LES CRISTAUX</text:p>
      <text:p text:style-name="P2"/>
      <text:p text:style-name="P2"><text:tab/>On a donc vu les compétences, ainsi que la quantité d'énergie vitale attribuée aux races. Maintenant voyons les cristaux en tant que tel. Les cristaux ont différentes propriétés expliquées en détail dans le Livret de l'Univers, mais ici on va parler de leur type et de leur rang.</text:p>
      <text:p text:style-name="P2"><text:tab/></text:p>
      <text:p text:style-name="P2"><text:tab/>Dans le Monde d'Arlénor, les personnages sont libres d'avoir n'importe quel pouvoir mais il faut le classer. Il y a différents types : Élémentaire, Invocation, Mental, Transformation, Spatiaux-temporel et le type Spécial qui définit les inclassables. Le choix de ce type aura un impact lors des jets de compétences : l'activation d'un cristal de Feu, donc de type Elementaire, demande alors de faire un jet de compétence « Elementaire ».</text:p>
      <text:p text:style-name="P2"><text:tab/>Le rang lui, désigne la puissance maximum que peut avoir un cristal. Définir un rang pour un cristal est subjectif, il est à définir avec le Maitre du Jeu. On peut donc dire qu'un cristal de rang S est Super Puissant, et qu'un cristal de rang D quasiment inutile. Le rang va aussi affecter le coût en énergie magique : cela va ainsi limiter l'utilisation de ce cristal dans les parties.</text:p>
      <text:p text:style-name="P2"/>
      <text:p text:style-name="P2"><text:tab/>Lors de la création, un personnage ne peut avoir aucun cristal de rang S, et au maximum qu'un seul cristal de rang A, pour un total de 2 cristaux.</text:p>
      <text:p text:style-name="P2"/>
      <text:p text:style-name="P2"/>
      <text:p text:style-name="P3">LE MONDE D'ARLENOR : LES PERSONNAGES ET L'EQUIPEMENT</text:p>
      <text:p text:style-name="P2"/>
      <text:p text:style-name="P2"><text:tab/>Il y a plusieurs moyens de se battre dans le Monde d'Arlénor. La magie est omniprésente, mais cela ne veut pas dire que tout le monde peut ou veuille devenir un mage.</text:p>
      <text:p text:style-name="P2"><text:tab/>La magie peut aussi devenir un complément aux armes traditionnelles.</text:p>
      <text:p text:style-name="P2"><text:tab/>Dans le Monde d'Arlénor, les armes et les armures sont principalement du type médiéval-fantastique. Les armes à feu sont possibles, mais les armes de tir les plus répandues ont un lien avec les cristaux.</text:p>
      <text:p text:style-name="P2"/>
      <text:p text:style-name="P2"><text:tab/>Voici une liste d'armes et d'armures possibles à avoir lors de la création de personnages. Les bonus et les malus d'Attaque et de Défense n'ont d'effet que lorsqu'ils sont équipés.</text:p>
      <text:p text:style-name="P2"/>
      <text:p text:style-name="P2"><text:tab/>Il n'est pas possible de dépasser trois types d'armes et d'armures pour des raisons de simplicité et de logique en terme de poids et de transport.</text:p>
      <text:p text:style-name="P2"/>
      <text:p text:style-name="P2"><text:tab/>Après tout ça, vous devriez avoir fini de remplir votre fiche de personnage et on peut passer à comment l'utilis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6T20:49:24.54</meta:creation-date>
    <dc:date>2018-06-17T22:51:43.69</dc:date>
    <meta:editing-duration>PT8H52M45S</meta:editing-duration>
    <meta:editing-cycles>15</meta:editing-cycles>
    <meta:generator>OpenOffice/4.1.3$Win32 OpenOffice.org_project/413m1$Build-9783</meta:generator>
    <meta:document-statistic meta:table-count="0" meta:image-count="0" meta:object-count="0" meta:page-count="3" meta:paragraph-count="64" meta:word-count="1293" meta:character-count="7479"/>
  </office:meta>
</office:document-meta>
</file>